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8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3])" office:value-type="float" office:value="6" calcext:value-type="float">
            <text:p>6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4" table:formula="of:=SUM([.C$3:.C$125])" office:value-type="float" office:value="132.5" calcext:value-type="float">
            <text:p>132,5</text:p>
          </table:table-cell>
        </table:table-row>
        <table:table-row table:style-name="ro1">
          <table:table-cell table:style-name="ce7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:.C$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4" table:formula="of:=SUM([.C$127:.C$999])" office:value-type="float" office:value="24" calcext:value-type="float">
            <text:p>24,0</text:p>
          </table:table-cell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10:.C$11])" office:value-type="float" office:value="5" calcext:value-type="float" table:number-columns-spanned="1" table:number-rows-spanned="2">
            <text:p>5</text:p>
          </table:table-cell>
          <table:table-cell/>
          <table:table-cell table:style-name="ce4" table:formula="of:=SUM([.C$3:.C$999])" office:value-type="float" office:value="156.5" calcext:value-type="float">
            <text:p>156,5</text:p>
          </table:table-cell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7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3:.C$16])" office:value-type="float" office:value="7" calcext:value-type="float" table:number-columns-spanned="1" table:number-rows-spanned="4">
            <text:p>7</text:p>
          </table:table-cell>
          <table:table-cell/>
          <table:table-cell table:style-name="ce4" table:formula="of:=AVERAGE([.E$3:.E$999])" office:value-type="float" office:value="3.72619047619048" calcext:value-type="float">
            <text:p>3,7</text:p>
          </table:table-cell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Desarrollo&quot;)" office:value-type="float" office:value="71" calcext:value-type="float">
            <text:p>71</text:p>
          </table:table-cell>
        </table:table-row>
        <table:table-row table:style-name="ro1">
          <table:table-cell table:style-name="ce7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8:.C$1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Arreglo/corrección&quot;)" office:value-type="float" office:value="39" calcext:value-type="float">
            <text:p>39</text:p>
          </table:table-cell>
        </table:table-row>
        <table:table-row table:style-name="ro1">
          <table:table-cell table:style-name="ce7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21:.C$24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26:.C$32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34:.C$36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38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40:.C$42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44:.C$45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49:.C$52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56:.C$57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9:.C$6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62:.C$65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67:.C$71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3:.C$75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7:.C$80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2:.C$83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5:.C$8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90:.C$92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98:.C$99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3:.C$105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7:.C$10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0:.C$111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3:.C$115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17:.C$118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20:.C$125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29:.C$13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34:.C$135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37:.C$13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40:.C$142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4:.C$145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7:.C$14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50:.C$151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10" calcext:value-type="date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table-cell table:formula="of:=SUM([.C$153])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104842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0T14:54:07.649000000</dc:date>
    <meta:editing-duration>PT5H29S</meta:editing-duration>
    <meta:editing-cycles>83</meta:editing-cycles>
    <meta:generator>LibreOffice/7.4.3.2$Windows_X86_64 LibreOffice_project/1048a8393ae2eeec98dff31b5c133c5f1d08b890</meta:generator>
    <meta:document-statistic meta:table-count="1" meta:cell-count="439" meta:object-count="0"/>
  </office:meta>
</office:document-meta>
</file>